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ree_serifregular" svg:font-family="bree_serifregular" style:font-family-generic="roman" svg:panose-1="0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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0312in" text:min-label-width="0.25in" text:list-level-position-and-space-mode="label-alignment">
          <style:list-level-label-alignment text:label-followed-by="listtab" fo:margin-left="5.28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0937in" text:min-label-width="0.25in" text:list-level-position-and-space-mode="label-alignment">
          <style:list-level-label-alignment text:label-followed-by="listtab" fo:margin-left="0.34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937in" text:min-label-width="0.25in" text:list-level-position-and-space-mode="label-alignment">
          <style:list-level-label-alignment text:label-followed-by="listtab" fo:margin-left="0.84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937in" text:min-label-width="0.25in" text:list-level-position-and-space-mode="label-alignment">
          <style:list-level-label-alignment text:label-followed-by="listtab" fo:margin-left="1.34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937in" text:min-label-width="0.25in" text:list-level-position-and-space-mode="label-alignment">
          <style:list-level-label-alignment text:label-followed-by="listtab" fo:margin-left="1.84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937in" text:min-label-width="0.25in" text:list-level-position-and-space-mode="label-alignment">
          <style:list-level-label-alignment text:label-followed-by="listtab" fo:margin-left="2.34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937in" text:min-label-width="0.25in" text:list-level-position-and-space-mode="label-alignment">
          <style:list-level-label-alignment text:label-followed-by="listtab" fo:margin-left="2.84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937in" text:min-label-width="0.25in" text:list-level-position-and-space-mode="label-alignment">
          <style:list-level-label-alignment text:label-followed-by="listtab" fo:margin-left="3.34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937in" text:min-label-width="0.25in" text:list-level-position-and-space-mode="label-alignment">
          <style:list-level-label-alignment text:label-followed-by="listtab" fo:margin-left="3.84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937in" text:min-label-width="0.25in" text:list-level-position-and-space-mode="label-alignment">
          <style:list-level-label-alignment text:label-followed-by="listtab" fo:margin-left="4.3437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2" style:family="paragraph"/>
    <style:style style:name="P4" style:parent-style-name="Normal" style:family="paragraph">
      <style:text-properties style:font-name="Arial" style:font-name-complex="Arial" fo:color="#333333" fo:font-size="10.5pt" style:font-size-asian="10.5pt" style:font-size-complex="10.5pt" fo:background-color="#FFFFFF"/>
    </style:style>
    <style:style style:name="P5" style:parent-style-name="Normal" style:family="paragraph">
      <style:text-properties style:font-name="Arial" style:font-name-complex="Arial" fo:color="#333333" fo:font-size="10.5pt" style:font-size-asian="10.5pt" style:font-size-complex="10.5pt" fo:background-color="#FFFFFF"/>
    </style:style>
    <style:style style:name="P6" style:parent-style-name="Normal" style:family="paragraph">
      <style:text-properties style:font-name="Arial" style:font-name-complex="Arial" fo:color="#333333" fo:font-size="10.5pt" style:font-size-asian="10.5pt" style:font-size-complex="10.5pt" fo:background-color="#FFFFFF"/>
    </style:style>
    <style:style style:name="P7" style:parent-style-name="Normal" style:family="paragraph">
      <style:text-properties style:font-name="Arial" style:font-name-complex="Arial" fo:color="#333333" fo:font-size="10.5pt" style:font-size-asian="10.5pt" style:font-size-complex="10.5pt" fo:background-color="#FFFFFF"/>
    </style:style>
    <style:style style:name="P8" style:parent-style-name="Normal" style:family="paragraph">
      <style:text-properties style:font-name="Arial" style:font-name-complex="Arial" fo:color="#333333" fo:font-size="10.5pt" style:font-size-asian="10.5pt" style:font-size-complex="10.5pt" fo:background-color="#FFFFFF"/>
    </style:style>
    <style:style style:name="P9" style:parent-style-name="Normal" style:family="paragraph">
      <style:text-properties style:font-name="Arial" style:font-name-complex="Arial" fo:color="#333333" fo:font-size="10.5pt" style:font-size-asian="10.5pt" style:font-size-complex="10.5pt" fo:background-color="#FFFFFF"/>
    </style:style>
    <style:style style:name="T10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11" style:parent-style-name="apple-converted-space" style:family="text">
      <style:text-properties style:font-name="Arial" style:font-name-complex="Arial" fo:color="#000000" fo:font-size="11.5pt" style:font-size-asian="11.5pt" style:font-size-complex="11.5pt"/>
    </style:style>
    <style:style style:name="P12" style:parent-style-name="Normal" style:list-style-name="LFO3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style:font-name="Arial" style:font-name-complex="Arial" fo:color="#333333" style:letter-kerning="false" fo:font-size="10.5pt" style:font-size-asian="10.5pt" style:font-size-complex="10.5pt" fo:hyphenate="true"/>
    </style:style>
    <style:style style:name="P13" style:parent-style-name="Normal" style:list-style-name="LFO3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style:font-name="Arial" style:font-name-complex="Arial" fo:color="#333333" style:letter-kerning="false" fo:font-size="10.5pt" style:font-size-asian="10.5pt" style:font-size-complex="10.5pt" fo:hyphenate="true"/>
    </style:style>
    <style:style style:name="P14" style:parent-style-name="Normal" style:list-style-name="LFO3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style:font-name="Arial" style:font-name-complex="Arial" fo:color="#333333" style:letter-kerning="false" fo:font-size="10.5pt" style:font-size-asian="10.5pt" style:font-size-complex="10.5pt" fo:hyphenate="true"/>
    </style:style>
    <style:style style:name="P15" style:parent-style-name="Normal" style:list-style-name="LFO3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style:font-name="Arial" style:font-name-complex="Arial" fo:color="#333333" style:letter-kerning="false" fo:font-size="10.5pt" style:font-size-asian="10.5pt" style:font-size-complex="10.5pt" fo:hyphenate="true"/>
    </style:style>
    <style:style style:name="P16" style:parent-style-name="ListParagraph" style:list-style-name="LFO4" style:family="paragraph"/>
    <style:style style:name="T17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8" style:parent-style-name="ListParagraph" style:list-style-name="LFO4" style:family="paragraph"/>
    <style:style style:name="T19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20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21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22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23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24" style:parent-style-name="ListParagraph" style:list-style-name="LFO4" style:family="paragraph"/>
    <style:style style:name="T25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26" style:parent-style-name="Normal" style:list-style-name="LFO5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style:font-name="Arial" style:font-name-complex="Arial" fo:color="#333333" style:letter-kerning="false" fo:font-size="10.5pt" style:font-size-asian="10.5pt" style:font-size-complex="10.5pt" fo:hyphenate="true"/>
    </style:style>
    <style:style style:name="P27" style:parent-style-name="Normal" style:list-style-name="LFO5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style:font-name="Arial" style:font-name-complex="Arial" fo:color="#333333" style:letter-kerning="false" fo:font-size="10.5pt" style:font-size-asian="10.5pt" style:font-size-complex="10.5pt" fo:hyphenate="true"/>
    </style:style>
    <style:style style:name="P28" style:parent-style-name="Normal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fo:hyphenate="true"/>
    </style:style>
    <style:style style:name="T29" style:parent-style-name="Strong" style:family="text">
      <style:text-properties style:font-name="inherit" fo:color="#000000" fo:font-size="10.5pt" style:font-size-asian="10.5pt" style:font-size-complex="10.5pt"/>
    </style:style>
    <style:style style:name="T30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P31" style:parent-style-name="Normal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fo:hyphenate="true"/>
    </style:style>
    <style:style style:name="T32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33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T34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35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T36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37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38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39" style:parent-style-name="apple-converted-space" style:family="text">
      <style:text-properties style:font-name="bree_serifregular" fo:font-weight="bold" style:font-weight-asian="bold" style:font-weight-complex="bold" fo:color="#000000" fo:font-size="10.5pt" style:font-size-asian="10.5pt" style:font-size-complex="10.5pt" fo:background-color="#FFFFFF"/>
    </style:style>
    <style:style style:name="T40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41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T42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43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T44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45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T46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47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T48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49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50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51" style:parent-style-name="DefaultParagraphFont" style:family="text">
      <style:text-properties style:font-name="bree_serifregular" fo:color="#000000" fo:font-size="10.5pt" style:font-size-asian="10.5pt" style:font-size-complex="10.5pt"/>
    </style:style>
    <style:style style:name="T52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53" style:parent-style-name="Normal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style:font-name="Arial" style:font-name-complex="Arial" fo:color="#333333" style:letter-kerning="false" fo:font-size="10.5pt" style:font-size-asian="10.5pt" style:font-size-complex="10.5pt" fo:hyphenate="true"/>
    </style:style>
    <style:style style:name="P54" style:parent-style-name="ListParagraph" style:list-style-name="LFO4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fo:hyphenate="true"/>
    </style:style>
    <style:style style:name="T55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56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57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58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59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60" style:parent-style-name="ListParagraph" style:list-style-name="LFO4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fo:hyphenate="true"/>
    </style:style>
    <style:style style:name="T61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62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63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64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65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66" style:parent-style-name="ListParagraph" style:list-style-name="LFO4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fo:hyphenate="true"/>
    </style:style>
    <style:style style:name="T67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68" style:parent-style-name="ListParagraph" style:list-style-name="LFO4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fo:hyphenate="true"/>
    </style:style>
    <style:style style:name="T69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70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71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72" style:parent-style-name="ListParagraph" style:list-style-name="LFO4" style:family="paragraph">
      <style:paragraph-properties fo:widows="2" fo:orphans="2" style:punctuation-wrap="hanging" style:text-autospace="ideograph-alpha" style:vertical-align="auto" fo:margin-top="0.0694in" fo:margin-bottom="0.0694in" style:line-height-at-least="0.2187in" fo:background-color="#FFFFFF"/>
      <style:text-properties fo:hyphenate="true"/>
    </style:style>
    <style:style style:name="T73" style:parent-style-name="DefaultParagraphFont" style:family="text">
      <style:text-properties style:font-name="Arial" style:font-name-complex="Arial" fo:color="#333333" fo:font-size="10.5pt" style:font-size-asian="10.5pt" style:font-size-complex="10.5pt" fo:background-color="#FFFFFF"/>
    </style:style>
    <style:style style:name="T74" style:parent-style-name="apple-converted-space" style:family="text">
      <style:text-properties style:font-name="Arial" style:font-name-complex="Arial" fo:color="#333333" fo:font-size="10.5pt" style:font-size-asian="10.5pt" style:font-size-complex="10.5pt" fo:background-color="#FFFFFF"/>
    </style:style>
    <style:style style:name="T75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76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77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7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79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80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81" style:parent-style-name="apple-converted-space" style:family="text">
      <style:text-properties style:font-name="Arial" style:font-name-complex="Arial" fo:color="#000000" fo:font-size="11.5pt" style:font-size-asian="11.5pt" style:font-size-complex="11.5pt"/>
    </style:style>
    <style:style style:name="P82" style:parent-style-name="Normal" style:family="paragraph">
      <style:text-properties style:font-name="bree_serifregular" fo:color="#000000" fo:font-size="10.5pt" style:font-size-asian="10.5pt" style:font-size-complex="10.5pt" fo:background-color="#FFFFFF"/>
    </style:style>
    <style:style style:name="P83" style:parent-style-name="ListParagraph" style:list-style-name="LFO6" style:family="paragraph"/>
    <style:style style:name="T84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85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86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87" style:parent-style-name="ListParagraph" style:list-style-name="LFO6" style:family="paragraph"/>
    <style:style style:name="T88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89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90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91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92" style:parent-style-name="apple-converted-space" style:family="text">
      <style:text-properties style:font-name="Arial" style:font-name-complex="Arial" fo:color="#000000" fo:font-size="11.5pt" style:font-size-asian="11.5pt" style:font-size-complex="11.5pt"/>
    </style:style>
    <style:style style:name="P93" style:parent-style-name="ListParagraph" style:list-style-name="LFO4" style:family="paragraph"/>
    <style:style style:name="T94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95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96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97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98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99" style:parent-style-name="Normal" style:family="paragraph">
      <style:text-properties style:font-name="bree_serifregular" fo:color="#000000" fo:font-size="10.5pt" style:font-size-asian="10.5pt" style:font-size-complex="10.5pt" fo:background-color="#FFFFFF"/>
    </style:style>
    <style:style style:name="P100" style:parent-style-name="NormalWeb" style:family="paragraph">
      <style:paragraph-properties style:vertical-align="baseline" fo:margin-top="0in" fo:margin-bottom="0in" style:line-height-at-least="0.1666in" fo:text-indent="0.3125in"/>
    </style:style>
    <style:style style:name="T101" style:parent-style-name="Strong" style:family="text">
      <style:text-properties style:font-name="inherit" fo:color="#000000" fo:font-size="10.5pt" style:font-size-asian="10.5pt" style:font-size-complex="10.5pt"/>
    </style:style>
    <style:style style:name="P102" style:parent-style-name="NormalWeb" style:family="paragraph">
      <style:paragraph-properties style:vertical-align="baseline" fo:margin-top="0in" fo:margin-bottom="0in" style:line-height-at-least="0.1666in" fo:text-indent="0.3125in"/>
      <style:text-properties style:font-name="bree_serifregular" fo:color="#000000" fo:font-size="10.5pt" style:font-size-asian="10.5pt" style:font-size-complex="10.5pt"/>
    </style:style>
    <style:style style:name="T103" style:parent-style-name="apple-converted-space" style:family="text">
      <style:text-properties style:font-name="Arial" style:font-name-complex="Arial" fo:color="#000000" fo:font-size="11.5pt" style:font-size-asian="11.5pt" style:font-size-complex="11.5pt"/>
    </style:style>
    <style:style style:name="P104" style:parent-style-name="ListParagraph" style:list-style-name="LFO4" style:family="paragraph"/>
    <style:style style:name="T105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T106" style:parent-style-name="apple-converted-space" style:family="text">
      <style:text-properties style:font-name="bree_serifregular" fo:color="#000000" fo:font-size="10.5pt" style:font-size-asian="10.5pt" style:font-size-complex="10.5pt" fo:background-color="#FFFFFF"/>
    </style:style>
    <style:style style:name="T107" style:parent-style-name="Strong" style:family="text">
      <style:text-properties style:font-name="bree_serifregular" fo:color="#000000" fo:font-size="10.5pt" style:font-size-asian="10.5pt" style:font-size-complex="10.5pt" fo:background-color="#FFFFFF"/>
    </style:style>
    <style:style style:name="T108" style:parent-style-name="DefaultParagraphFont" style:family="text">
      <style:text-properties style:font-name="bree_serifregular" fo:color="#000000" fo:font-size="10.5pt" style:font-size-asian="10.5pt" style:font-size-complex="10.5pt" fo:background-color="#FFFFFF"/>
    </style:style>
    <style:style style:name="P109" style:parent-style-name="Normal" style:list-style-name="LFO4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0" style:parent-style-name="Normal" style:list-style-name="LFO4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1" style:parent-style-name="Normal" style:list-style-name="LFO4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2" style:parent-style-name="Normal" style:list-style-name="LFO4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3" style:parent-style-name="Normal" style:list-style-name="LFO4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4" style:parent-style-name="Normal" style:family="paragraph">
      <style:paragraph-properties fo:margin-left="0.0937in">
        <style:tab-stops/>
      </style:paragraph-properties>
      <style:text-properties style:font-name="Arial" style:font-name-complex="Arial" fo:color="#000000" fo:font-size="11.5pt" style:font-size-asian="11.5pt" style:font-size-complex="11.5pt"/>
    </style:style>
    <style:style style:name="P115" style:parent-style-name="Normal" style:family="paragraph">
      <style:paragraph-properties fo:widows="2" fo:orphans="2" style:punctuation-wrap="hanging" style:text-autospace="ideograph-alpha" style:line-height-at-least="0.1666in"/>
      <style:text-properties style:font-name="inherit" fo:font-weight="bold" style:font-weight-asian="bold" style:font-weight-complex="bold" fo:color="#000000" style:letter-kerning="false" fo:font-size="10.5pt" style:font-size-asian="10.5pt" style:font-size-complex="10.5pt" fo:hyphenate="true"/>
    </style:style>
    <style:style style:name="P116" style:parent-style-name="ListParagraph" style:list-style-name="LFO10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7" style:parent-style-name="ListParagraph" style:list-style-name="LFO10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8" style:parent-style-name="ListParagraph" style:list-style-name="LFO10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19" style:parent-style-name="ListParagraph" style:list-style-name="LFO10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0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1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2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3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4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5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6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7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28" style:parent-style-name="Normal" style:family="paragraph">
      <style:paragraph-properties fo:widows="2" fo:orphans="2" style:punctuation-wrap="hanging" style:text-autospace="ideograph-alpha" style:line-height-at-least="0.1666in"/>
      <style:text-properties style:font-name="inherit" fo:color="#000000" style:letter-kerning="false" fo:font-size="10.5pt" style:font-size-asian="10.5pt" style:font-size-complex="10.5pt" fo:hyphenate="true"/>
    </style:style>
    <style:style style:name="P129" style:parent-style-name="Normal" style:family="paragraph">
      <style:paragraph-properties fo:widows="2" fo:orphans="2" style:punctuation-wrap="hanging" style:text-autospace="ideograph-alpha" style:line-height-at-least="0.1875in"/>
      <style:text-properties style:font-name="inherit" fo:color="#000000" style:letter-kerning="false" fo:font-size="10.5pt" style:font-size-asian="10.5pt" style:font-size-complex="10.5pt" fo:hyphenate="true"/>
    </style:style>
    <style:style style:name="P130" style:parent-style-name="Normal" style:family="paragraph">
      <style:paragraph-properties fo:margin-left="0.0937in">
        <style:tab-stops/>
      </style:paragraph-properties>
      <style:text-properties style:font-name="Arial" style:font-name-complex="Arial" fo:color="#000000" fo:font-size="11.5pt" style:font-size-asian="11.5pt" style:font-size-complex="11.5pt"/>
    </style:style>
  </office:automatic-styles>
  <office:body>
    <office:text text:use-soft-page-breaks="true">
      <text:p text:style-name="P1">OOPS concepts:</text:p>
      <text:p text:style-name="Normal"/>
      <text:p text:style-name="Normal"/>
      <text:p text:style-name="Normal">Example : Mobile - <text:s text:c="3"/>Samsung</text:p>
      <text:list text:style-name="LFO2" text:continue-numbering="true">
        <text:list-item>
          <text:p text:style-name="P2">Nokia</text:p>
        </text:list-item>
        <text:list-item>
          <text:p text:style-name="P3">iPhone</text:p>
        </text:list-item>
      </text:list>
      <text:p text:style-name="Normal"/>
      <text:p text:style-name="Normal">Object:</text:p>
      <text:p text:style-name="P4">Any real world entity which can have some characteristics or which can perform some work is called as Object. This object is also called as an instance i.e. - a copy of entity in programming language.</text:p>
      <text:p text:style-name="P5"/>
      <text:p text:style-name="P6">Class:</text:p>
      <text:p text:style-name="P7"/>
      <text:p text:style-name="P8">A Class is a plan which describes the object. We call it as a blue print of how the object should be represented. Mainly a class would consist of a name, attributes &amp; operations. Considering the above example, A Mobile can be a class which has some attributes like Profile Type, IMEI Number, Processor, and some more.) &amp; operations like Dial, Receive &amp; SendMessage.</text:p>
      <text:p text:style-name="P9"/>
      <text:p text:style-name="Normal"><text:span text:style-name="T10">OOPS Concepts are mainly 4</text:span><text:span text:style-name="T11"> :</text:span></text:p>
      <text:list text:style-name="LFO3" text:continue-numbering="true">
        <text:list-item>
          <text:p text:style-name="P12">Abstraction</text:p>
        </text:list-item>
        <text:list-item>
          <text:p text:style-name="P13">Encapsulation</text:p>
        </text:list-item>
        <text:list-item>
          <text:p text:style-name="P14">Inheritance</text:p>
        </text:list-item>
        <text:list-item>
          <text:p text:style-name="P15">Polymorphism</text:p>
        </text:list-item>
      </text:list>
      <text:p text:style-name="Normal">Abstraction:</text:p>
      <text:list text:style-name="LFO4" text:continue-numbering="true">
        <text:list-item>
          <text:p text:style-name="P16"><text:span text:style-name="T17">Hidding unnecessary data from the users details,is called abstraction.</text:span></text:p>
        </text:list-item>
        <text:list-item>
          <text:p text:style-name="P18"><text:span text:style-name="T19">It is process of</text:span><text:span text:style-name="T20"> </text:span><text:span text:style-name="T21">hiding the implementation details</text:span><text:span text:style-name="T22"> </text:span><text:span text:style-name="T23">and showing only the functionality.</text:span></text:p>
        </text:list-item>
        <text:list-item>
          <text:p text:style-name="P24"><text:span text:style-name="T25">Abstraction in java is achieved by using interface and abstract class. Interface give 100% abstraction and abstract class give 0-100% abstraction.</text:span></text:p>
        </text:list-item>
      </text:list>
      <text:p text:style-name="Normal"/>
      <text:p text:style-name="Normal">Real time example <text:s/>:</text:p>
      <text:list text:style-name="LFO5" text:continue-numbering="true">
        <text:list-item>
          <text:p text:style-name="P26">Dialing a number call some method internally which concatenate the numbers and displays it on screen but what is it doing we don’t know.<text:line-break/></text:p>
        </text:list-item>
        <text:list-item>
          <text:p text:style-name="P27">Clicking on green button actual send signals to calling person’s mobile but we are unaware of how it is doing.</text:p>
        </text:list-item>
      </text:list>
      <text:p text:style-name="P28"><text:span text:style-name="T29">When do you use abstraction?</text:span><text:span text:style-name="T30"><text:line-break/>When you know something needs to be there but not sure how exactly it should look like.</text:span></text:p>
      <text:p text:style-name="P31"><text:span text:style-name="T32">Summary:</text:span><text:span text:style-name="T33"><text:line-break/></text:span><text:span text:style-name="T34">-    Use abstraction if you know something needs to be in class but implementation of that varies.</text:span><text:span text:style-name="T35"><text:line-break/></text:span><text:span text:style-name="T36">-     In Java you</text:span><text:span text:style-name="T37"> </text:span><text:span text:style-name="T38">cannot create instance of abstract class</text:span><text:span text:style-name="T39"> </text:span><text:span text:style-name="T40">, its compiler error.</text:span><text:span text:style-name="T41"><text:line-break/></text:span><text:span text:style-name="T42">-    abstract is a keyword in java.</text:span><text:span text:style-name="T43"><text:line-break/></text:span><text:soft-page-break/><text:span text:style-name="T44">-    A class automatically becomes abstract class when any of its method declared as abstract.</text:span><text:span text:style-name="T45"><text:line-break/></text:span><text:span text:style-name="T46">-     abstract method doesn't have method body.</text:span><text:span text:style-name="T47"><text:line-break/></text:span><text:span text:style-name="T48">-    </text:span><text:span text:style-name="T49">Variable cannot be made abstract</text:span><text:span text:style-name="T50">, its only behavior or methods which would be abstract.</text:span><text:span text:style-name="T51"><text:line-break/></text:span><text:span text:style-name="T52">-    If a class extends an abstract class or interface it has to provide implementation to all its abstract method to be a concrete class. Alternatively this class can also be abstract.</text:span></text:p>
      <text:p text:style-name="P53">Encapsulation:</text:p>
      <text:list text:style-name="LFO4" text:continue-numbering="true">
        <text:list-item>
          <text:p text:style-name="P54"><text:span text:style-name="T55">Encapsulation is process of</text:span><text:span text:style-name="T56"> </text:span><text:span text:style-name="T57">wrapping code</text:span><text:span text:style-name="T58"> </text:span><text:span text:style-name="T59">and data together into a single unit.</text:span></text:p>
        </text:list-item>
        <text:list-item>
          <text:p text:style-name="P60"><text:span text:style-name="T61">We can create fully encapsulated class by making the entire</text:span><text:span text:style-name="T62"> </text:span><text:span text:style-name="T63">data member will be private</text:span><text:span text:style-name="T64"> </text:span><text:span text:style-name="T65">and create getter, setter method to access that data member.</text:span></text:p>
        </text:list-item>
        <text:list-item>
          <text:p text:style-name="P66"><text:span text:style-name="T67">POJO class is the best example of fully encapsulated class.</text:span></text:p>
        </text:list-item>
        <text:list-item>
          <text:p text:style-name="P68"><text:span text:style-name="T69">Encapsulation is also known as "</text:span><text:span text:style-name="T70">Data hiding</text:span><text:span text:style-name="T71">" because they are protecting data which is prone to change.</text:span></text:p>
        </text:list-item>
        <text:list-item>
          <text:p text:style-name="P72"><text:span text:style-name="T73">Both Abstraction &amp; Encapsulation works hand in hand because Abstraction says what details to be made visible &amp; Encapsulation provides the level of access right to that visible details.</text:span><text:span text:style-name="T74"> </text:span></text:p>
        </text:list-item>
      </text:list>
      <text:p text:style-name="Normal"/>
      <text:p text:style-name="Normal">Polymorphism :</text:p>
      <text:p text:style-name="Normal"><text:span text:style-name="T75">Single Form behaving differently in different Situations.</text:span><text:span text:style-name="T76"><text:line-break/>Example:-</text:span><text:span text:style-name="T77"><text:line-break/>Person</text:span><text:span text:style-name="T78"><text:line-break/>Person in Home act is husband/son,</text:span><text:span text:style-name="T79"><text:line-break/>in Office acts Employer.</text:span><text:span text:style-name="T80"><text:line-break/>in Public Good Cityzen.</text:span><text:span text:style-name="T81"> </text:span></text:p>
      <text:p text:style-name="Normal"/>
      <text:p text:style-name="P82">Java has excellent support of polymorphism in terms of<text:s/></text:p>
      <text:list text:style-name="LFO6" text:continue-numbering="true">
        <text:list-item>
          <text:p text:style-name="P83"><text:span text:style-name="T84">Method Overloading</text:span><text:span text:style-name="T85"> </text:span><text:span text:style-name="T86">(Static Binding or compile time polymorphism)</text:span></text:p>
        </text:list-item>
        <text:list-item>
          <text:p text:style-name="P87"><text:span text:style-name="T88"><text:s/></text:span><text:span text:style-name="T89">Method Overriding</text:span><text:span text:style-name="T90"> </text:span><text:span text:style-name="T91">(Dynamic Binding or Runtime Polymorphism)</text:span></text:p>
        </text:list-item>
      </text:list>
      <text:p text:style-name="ListParagraph"/>
      <text:p text:style-name="Normal"><text:span text:style-name="T92">Method overloading:</text:span></text:p>
      <text:list text:style-name="LFO4" text:continue-numbering="true">
        <text:list-item>
          <text:p text:style-name="P93"><text:span text:style-name="T94"><text:s/></text:span><text:span text:style-name="T95">If a class have multiple methods by same name but different parameter is known as</text:span><text:span text:style-name="T96"> </text:span><text:span text:style-name="T97">Method Overloading</text:span><text:span text:style-name="T98">.</text:span></text:p>
        </text:list-item>
      </text:list>
      <text:p text:style-name="P99"/>
      <text:p text:style-name="P100"><text:span text:style-name="T101">Advantage of Method Overloading</text:span></text:p>
      <text:p text:style-name="P102">Method overloading increases the readability of program.</text:p>
      <text:p text:style-name="Normal"/>
      <text:p text:style-name="Normal"><text:span text:style-name="T103">Method overriding:</text:span></text:p>
      <text:list text:style-name="LFO4" text:continue-numbering="true">
        <text:list-item>
          <text:p text:style-name="P104"><text:span text:style-name="T105">Having the same method in the subclass as declare in parent class is known as</text:span><text:span text:style-name="T106"> </text:span><text:span text:style-name="T107">method overriding</text:span><text:span text:style-name="T108">.</text:span></text:p>
        </text:list-item>
        <text:list-item>
          <text:p text:style-name="P109">object type (NOT reference variable type) determines which overriden method will be used at runtime</text:p>
        </text:list-item>
        <text:list-item>
          <text:p text:style-name="P110">abstract methods MUST be overridden</text:p>
        </text:list-item>
        <text:list-item>
          <text:p text:style-name="P111">final methods CANNOT be overridden</text:p>
        </text:list-item>
        <text:list-item>
          <text:p text:style-name="P112">static methods CANNOT be overridden</text:p>
        </text:list-item>
        <text:list-item>
          <text:p text:style-name="P113">constructors CANNOT be overridden</text:p>
        </text:list-item>
      </text:list>
      <text:p text:style-name="P114"/>
      <text:p text:style-name="P115">Advantages of Method Overriding:</text:p>
      <text:list text:style-name="LFO10" text:continue-numbering="true">
        <text:list-item>
          <text:p text:style-name="P116">Time to invest method signature is reduced</text:p>
        </text:list-item>
        <text:list-item>
          <text:p text:style-name="P117">Different functionality in both super class and sub class by sharing same signature</text:p>
        </text:list-item>
        <text:list-item>
          <text:p text:style-name="P118">The functionality can be enhanced</text:p>
        </text:list-item>
        <text:list-item>
          <text:p text:style-name="P119">The behavior can be replaced in the sub class</text:p>
        </text:list-item>
      </text:list>
      <text:p text:style-name="P120"/>
      <text:p text:style-name="P121">The SOLID principles:</text:p>
      <text:p text:style-name="P122"><text:s text:c="3"/>are the most talked about in the Enterprise Java world. These principles deal with cohesion, coupling, inheritance, abstract types in the Object Oriented Analysis and Design (OOAD)</text:p>
      <text:p text:style-name="P123">The five principles are also asked about in Java or JEE interview. SOLID is an acronym for 5 principles of the Java language which are listed here:</text:p>
      <text:p text:style-name="P124"/>
      <text:p text:style-name="P125">1) S – Single Responsibility Principle: <text:s/>2) O – Open Closed Principle:<text:s/></text:p>
      <text:p text:style-name="P126"><text:s/>3) L – Liskov Substitution Principle: 4) I – Interface Segregation Principle:<text:s/></text:p>
      <text:p text:style-name="P127"><text:s/>5) D – Dependency Inversion Principle:<text:s/></text:p>
      <text:p text:style-name="P128"/>
      <text:p text:style-name="P129"/>
      <text:p text:style-name="P130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ree_serifregular" svg:font-family="bree_serifregular" style:font-family-generic="roman" svg:panose-1="0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letter-kerning="false" fo:font-size="12pt" style:font-size-asian="12pt" style:font-size-complex="12pt" fo:hyphenate="true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style:font-name-asian="Times New Roman" style:font-name-complex="Arial" fo:color="#000000" fo:font-size="11.5pt" style:font-size-asian="11.5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0312in" text:min-label-width="0.25in" text:list-level-position-and-space-mode="label-alignment">
          <style:list-level-label-alignment text:label-followed-by="listtab" fo:margin-left="5.28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0937in" text:min-label-width="0.25in" text:list-level-position-and-space-mode="label-alignment">
          <style:list-level-label-alignment text:label-followed-by="listtab" fo:margin-left="0.34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937in" text:min-label-width="0.25in" text:list-level-position-and-space-mode="label-alignment">
          <style:list-level-label-alignment text:label-followed-by="listtab" fo:margin-left="0.84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937in" text:min-label-width="0.25in" text:list-level-position-and-space-mode="label-alignment">
          <style:list-level-label-alignment text:label-followed-by="listtab" fo:margin-left="1.34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937in" text:min-label-width="0.25in" text:list-level-position-and-space-mode="label-alignment">
          <style:list-level-label-alignment text:label-followed-by="listtab" fo:margin-left="1.84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937in" text:min-label-width="0.25in" text:list-level-position-and-space-mode="label-alignment">
          <style:list-level-label-alignment text:label-followed-by="listtab" fo:margin-left="2.34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937in" text:min-label-width="0.25in" text:list-level-position-and-space-mode="label-alignment">
          <style:list-level-label-alignment text:label-followed-by="listtab" fo:margin-left="2.84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937in" text:min-label-width="0.25in" text:list-level-position-and-space-mode="label-alignment">
          <style:list-level-label-alignment text:label-followed-by="listtab" fo:margin-left="3.34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937in" text:min-label-width="0.25in" text:list-level-position-and-space-mode="label-alignment">
          <style:list-level-label-alignment text:label-followed-by="listtab" fo:margin-left="3.84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937in" text:min-label-width="0.25in" text:list-level-position-and-space-mode="label-alignment">
          <style:list-level-label-alignment text:label-followed-by="listtab" fo:margin-left="4.3437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nthamarai  R</dc:creator>
    <meta:creation-date>2015-07-25T16:17:00Z</meta:creation-date>
    <dc:date>2015-07-25T19:34:00Z</dc:date>
    <meta:template xlink:href="Normal" xlink:type="simple"/>
    <meta:editing-cycles>21</meta:editing-cycles>
    <meta:editing-duration>PT10200S</meta:editing-duration>
    <meta:document-statistic meta:page-count="3" meta:paragraph-count="8" meta:word-count="656" meta:character-count="4391" meta:row-count="31" meta:non-whitespace-character-count="3743"/>
  </office:meta>
</office:document-meta>
</file>